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a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5" table:default-cell-style-name="ce3"/>
        <table:table-row table:style-name="ro1">
          <table:table-cell/>
          <table:table-cell table:style-name="Default" office:value-type="string" calcext:value-type="string">
            <text:p>comm-mgmt</text:p>
          </table:table-cell>
          <table:table-cell table:style-name="Default" office:value-type="string" calcext:value-type="string">
            <text:p>prcs-mgmt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string" calcext:value-type="string">
            <text:p>frequency</text:p>
          </table:table-cell>
          <table:table-cell table:style-name="Default"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1.667" calcext:value-type="float">
            <text:p>1.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on-directiv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.125" calcext:value-type="float">
            <text:p>3.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ree-accept</text:p>
          </table:table-cell>
          <table:table-cell table:number-columns-repeated="2" office:value-type="float" office:value="2.778" calcext:value-type="float">
            <text:p>2.778</text:p>
          </table:table-cell>
          <table:table-cell office:value-type="float" office:value="94.444" calcext:value-type="float">
            <text:p>94.44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ssertion-opinion</text:p>
          </table:table-cell>
          <table:table-cell office:value-type="float" office:value="5.696" calcext:value-type="float">
            <text:p>5.696</text:p>
          </table:table-cell>
          <table:table-cell office:value-type="float" office:value="14.557" calcext:value-type="float">
            <text:p>14.557</text:p>
          </table:table-cell>
          <table:table-cell office:value-type="float" office:value="79.747" calcext:value-type="float">
            <text:p>79.747</text:p>
          </table:table-cell>
          <table:table-cell office:value-type="float" office:value="32.917" calcext:value-type="float">
            <text:p>32.91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confirmation-reque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.125" calcext:value-type="float">
            <text:p>3.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ventional-closing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" calcext:value-type="float">
            <text:p>0.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ventional-opening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3" calcext:value-type="float">
            <text:p>2.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rect-misspelling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833" calcext:value-type="float">
            <text:p>0.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agree-reject</text:p>
          </table:table-cell>
          <table:table-cell office:value-type="float" office:value="0" calcext:value-type="float">
            <text:p>0</text:p>
          </table:table-cell>
          <table:table-cell office:value-type="float" office:value="3.846" calcext:value-type="float">
            <text:p>3.846</text:p>
          </table:table-cell>
          <table:table-cell office:value-type="float" office:value="96.154" calcext:value-type="float">
            <text:p>96.154</text:p>
          </table:table-cell>
          <table:table-cell office:value-type="float" office:value="10.833" calcext:value-type="float">
            <text:p>10.8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nformation-request</text:p>
          </table:table-cell>
          <table:table-cell office:value-type="float" office:value="3.03" calcext:value-type="float">
            <text:p>3.03</text:p>
          </table:table-cell>
          <table:table-cell office:value-type="float" office:value="40.909" calcext:value-type="float">
            <text:p>40.909</text:p>
          </table:table-cell>
          <table:table-cell office:value-type="float" office:value="56.061" calcext:value-type="float">
            <text:p>56.061</text:p>
          </table:table-cell>
          <table:table-cell office:value-type="float" office:value="13.75" calcext:value-type="float">
            <text:p>13.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ffer-comm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417" calcext:value-type="float">
            <text:p>0.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her-conventional-phra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92" calcext:value-type="float">
            <text:p>4.7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sponse-answer</text:p>
          </table:table-cell>
          <table:table-cell office:value-type="float" office:value="4.762" calcext:value-type="float">
            <text:p>4.762</text:p>
          </table:table-cell>
          <table:table-cell office:value-type="float" office:value="9.524" calcext:value-type="float">
            <text:p>9.524</text:p>
          </table:table-cell>
          <table:table-cell office:value-type="float" office:value="85.714" calcext:value-type="float">
            <text:p>85.714</text:p>
          </table:table-cell>
          <table:table-cell office:value-type="float" office:value="8.75" calcext:value-type="float">
            <text:p>8.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sponse-non-answer</text:p>
          </table:table-cell>
          <table:table-cell office:value-type="float" office:value="0" calcext:value-type="float">
            <text:p>0</text:p>
          </table:table-cell>
          <table:table-cell office:value-type="float" office:value="22.222" calcext:value-type="float">
            <text:p>22.222</text:p>
          </table:table-cell>
          <table:table-cell office:value-type="float" office:value="77.778" calcext:value-type="float">
            <text:p>77.778</text:p>
          </table:table-cell>
          <table:table-cell office:value-type="float" office:value="1.875" calcext:value-type="float">
            <text:p>1.875</text:p>
          </table:table-cell>
          <table:table-cell office:value-type="float" office:value="9" calcext:value-type="float">
            <text:p>9</text:p>
          </table:table-cell>
        </table:table-row>
        <calcext:conditional-formats>
          <calcext:conditional-format calcext:target-range-address="meta2.B2:meta2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eta2.E2:meta2.E1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eta2.F2:meta2.F1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eta2.A1:meta2.F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3T17:45:00.487046889</dc:date>
    <meta:editing-duration>PT5M20S</meta:editing-duration>
    <meta:editing-cycles>2</meta:editing-cycles>
    <meta:generator>LibreOffice/6.0.7.3$Linux_X86_64 LibreOffice_project/00m0$Build-3</meta:generator>
    <meta:document-statistic meta:table-count="1" meta:cell-count="89" meta:object-count="0"/>
  </office:meta>
</office:document-meta>
</file>